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CH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language="fr" fo:country="CH"/>
    </style:style>
    <style:style style:name="P5" style:family="paragraph" style:parent-style-name="Standard">
      <style:text-properties fo:language="fr" fo:country="CH" fo:font-weight="bold" style:font-weight-asian="bold"/>
    </style:style>
    <style:style style:name="P6" style:family="paragraph" style:parent-style-name="Standard">
      <style:text-properties style:font-name-complex="Calibri"/>
    </style:style>
    <style:style style:name="P7" style:family="paragraph" style:parent-style-name="Listenabsatz" style:list-style-name="WW8Num4"/>
    <style:style style:name="P8" style:family="paragraph" style:parent-style-name="Listenabsatz" style:list-style-name="WW8Num4">
      <style:text-properties fo:language="fr" fo:country="CH"/>
    </style:style>
    <style:style style:name="P9" style:family="paragraph" style:parent-style-name="Listenabsatz" style:list-style-name="WW8Num7">
      <style:text-properties fo:language="fr" fo:country="CH"/>
    </style:style>
    <style:style style:name="P10" style:family="paragraph" style:parent-style-name="Listenabsatz" style:list-style-name="WW8Num7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size="25pt" fo:language="fr" fo:country="CH" fo:font-weight="bold" style:font-size-asian="25pt" style:font-weight-asian="bold"/>
    </style:style>
    <style:style style:name="T4" style:family="text">
      <style:text-properties fo:font-size="25pt" fo:language="fr" fo:country="CH" fo:font-weight="bold" style:font-size-asian="25pt" style:font-weight-asian="bold" style:font-name-complex="Calibri"/>
    </style:style>
    <style:style style:name="T5" style:family="text">
      <style:text-properties fo:language="fr" fo:country="CH"/>
    </style:style>
    <style:style style:name="T6" style:family="text">
      <style:text-properties fo:language="fr" fo:country="CH" fo:font-weight="bold" style:font-weight-asian="bold"/>
    </style:style>
    <style:style style:name="T7" style:family="text">
      <style:text-properties fo:language="fr" fo:country="CH" fo:font-weight="bold" style:font-weight-asian="bold" style:font-name-complex="Calibri"/>
    </style:style>
    <style:style style:name="T8" style:family="text">
      <style:text-properties fo:language="fr" fo:country="CH" style:font-name-complex="Calibri"/>
    </style:style>
    <style:style style:name="T9" style:family="text">
      <style:text-properties style:font-name-complex="Calibri"/>
    </style:style>
    <style:style style:name="T10" style:family="text">
      <style:text-properties style:font-name-complex="Cambr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6">Document</text:span><text:span text:style-name="T7"> </text:span><text:span text:style-name="T6">Version:</text:span><text:span text:style-name="T8"> 4</text:span></text:p>
      <text:p text:style-name="Standard"><text:span text:style-name="T6">Group</text:span><text:span text:style-name="T7"> </text:span><text:span text:style-name="T6">Name:</text:span><text:span text:style-name="T8"> </text:span><text:span text:style-name="T5">creative!</text:span></text:p>
      <text:p text:style-name="Standard"><text:span text:style-name="T6">Group</text:span><text:span text:style-name="T7"> </text:span><text:span text:style-name="T6">participants</text:span><text:span text:style-name="T7"> </text:span><text:span text:style-name="T6">names :</text:span><text:span text:style-name="T7"> </text:span><text:span text:style-name="T10">Florian</text:span><text:span text:style-name="T9"> </text:span>Besser,<text:span text:style-name="T9"> </text:span>Fabian<text:span text:style-name="T9"> </text:span>Mönkeberg,<text:span text:style-name="T9"> </text:span>David<text:span text:style-name="T9"> </text:span>Schwarz</text:p>
      <text:p text:style-name="P5"/>
      <text:p text:style-name="Standard"><text:span text:style-name="T6">General</text:span><text:span text:style-name="T7"> </text:span><text:span text:style-name="T6">Introduction</text:span></text:p>
      <text:p text:style-name="P1">During<text:span text:style-name="T9"> </text:span>the<text:span text:style-name="T9"> </text:span>course<text:span text:style-name="T9"> </text:span>of<text:span text:style-name="T9"> </text:span>human<text:span text:style-name="T9"> </text:span>history,<text:span text:style-name="T9"> </text:span>regime<text:span text:style-name="T9"> </text:span>changes<text:span text:style-name="T9"> </text:span>have<text:span text:style-name="T9"> </text:span>often<text:span text:style-name="T9"> </text:span>occurred<text:span text:style-name="T9"> </text:span>by<text:span text:style-name="T9"> </text:span>civilians<text:span text:style-name="T9"> </text:span>taking<text:span text:style-name="T9"> </text:span>up<text:span text:style-name="T9"> </text:span>arms.<text:span text:style-name="T9"> </text:span>This<text:span text:style-name="T9"> “</text:span>civil<text:span text:style-name="T9"> </text:span>violence<text:span text:style-name="T9">” </text:span>also<text:span text:style-name="T9"> </text:span>happens<text:span text:style-name="T9"> </text:span>right<text:span text:style-name="T9"> </text:span>now<text:span text:style-name="T9"> </text:span>in<text:span text:style-name="T9"> </text:span>Syria,<text:span text:style-name="T9"> </text:span>and<text:span text:style-name="T9"> </text:span>a<text:span text:style-name="T9"> </text:span>similar<text:span text:style-name="T9"> </text:span>movement<text:span text:style-name="T9"> </text:span>has<text:span text:style-name="T9"> </text:span>just<text:span text:style-name="T9"> </text:span>been<text:span text:style-name="T9"> </text:span>successful<text:span text:style-name="T9"> </text:span>in<text:span text:style-name="T9"> </text:span>Libya<text:span text:style-name="T9"> </text:span>and<text:span text:style-name="T9"> </text:span>Egypt.<text:span text:style-name="T9"> </text:span>These<text:span text:style-name="T9"> </text:span>uprisings<text:span text:style-name="T9"> </text:span>or<text:span text:style-name="T9"> </text:span>rebellions<text:span text:style-name="T9"> </text:span>have<text:span text:style-name="T9"> </text:span>a<text:span text:style-name="T9"> </text:span>big<text:span text:style-name="T9"> </text:span>impact<text:span text:style-name="T9"> </text:span>on<text:span text:style-name="T9"> </text:span>our<text:span text:style-name="T9"> </text:span>world,<text:span text:style-name="T9"> </text:span>and<text:span text:style-name="T9"> </text:span>an<text:span text:style-name="T9"> </text:span>ever<text:span text:style-name="T9"> </text:span>bigger<text:span text:style-name="T9"> </text:span>impact<text:span text:style-name="T9"> </text:span>on<text:span text:style-name="T9"> </text:span>the<text:span text:style-name="T9"> </text:span>people<text:span text:style-name="T9"> </text:span>actually<text:span text:style-name="T9"> </text:span>executing<text:span text:style-name="T9"> </text:span>them.<text:span text:style-name="T9"> </text:span>So<text:span text:style-name="T9"> </text:span>it<text:span text:style-name="T9"> </text:span>is<text:span text:style-name="T9"> </text:span>imperative<text:span text:style-name="T9"> </text:span>to<text:span text:style-name="T9"> </text:span>be<text:span text:style-name="T9"> </text:span>able<text:span text:style-name="T9"> </text:span>to<text:span text:style-name="T9"> </text:span>predict<text:span text:style-name="T9"> </text:span>such<text:span text:style-name="T9"> </text:span>changes,<text:span text:style-name="T9"> </text:span>and<text:span text:style-name="T9"> </text:span>that's<text:span text:style-name="T9"> </text:span>exactly<text:span text:style-name="T9"> </text:span>what<text:span text:style-name="T9"> </text:span>we<text:span text:style-name="T9"> </text:span>strife<text:span text:style-name="T9"> </text:span>for:<text:span text:style-name="T9"> </text:span>A<text:span text:style-name="T9"> </text:span>clear<text:span text:style-name="T9"> </text:span>model<text:span text:style-name="T9"> </text:span>for<text:span text:style-name="T9"> </text:span>civil<text:span text:style-name="T9"> </text:span>violence,so<text:span text:style-name="T9"> </text:span>that<text:span text:style-name="T9"> </text:span>in<text:span text:style-name="T9"> </text:span>the<text:span text:style-name="T9"> </text:span>future<text:span text:style-name="T9"> </text:span>we<text:span text:style-name="T9"> </text:span>can<text:span text:style-name="T9"> </text:span>better<text:span text:style-name="T9"> </text:span>predict<text:span text:style-name="T9"> </text:span>outcomes<text:span text:style-name="T9"> </text:span>and<text:span text:style-name="T9"> </text:span>aftermaths<text:span text:style-name="T9"> </text:span>of<text:span text:style-name="T9"> </text:span>these<text:span text:style-name="T9"> </text:span>events.</text:p>
      <text:p text:style-name="Standard">Real<text:span text:style-name="T9"> </text:span>world<text:span text:style-name="T9"> </text:span>examples<text:span text:style-name="T9"> </text:span>would<text:span text:style-name="T9"> </text:span>be:<text:span text:style-name="T9"> </text:span>Syria,<text:span text:style-name="T9"> </text:span>Libya,<text:span text:style-name="T9"> </text:span>Egypt,<text:span text:style-name="T9"> </text:span>Russia,<text:span text:style-name="T9"> </text:span>United<text:span text:style-name="T9"> </text:span>States<text:span text:style-name="T9"> </text:span>of<text:span text:style-name="T9"> </text:span>America,<text:span text:style-name="T9"> even </text:span>Switzerland<text:span text:style-name="T9"> </text:span>etc.</text:p>
      <text:p text:style-name="Standard">(The<text:span text:style-name="T9"> </text:span>canton<text:span text:style-name="T9"> </text:span>Wallis<text:span text:style-name="T9"> </text:span>had<text:span text:style-name="T9"> </text:span>various<text:span text:style-name="T9"> </text:span>unsuccessful<text:span text:style-name="T9"> </text:span>uprisings<text:span text:style-name="T9"> </text:span>until<text:span text:style-name="T9"> </text:span>it<text:span text:style-name="T9"> </text:span>was<text:span text:style-name="T9"> </text:span>granted<text:span text:style-name="T9"> </text:span>autonomy<text:span text:style-name="T9"> </text:span>from<text:span text:style-name="T9"> </text:span>Bern.)</text:p>
      <text:p text:style-name="P1">Today,<text:span text:style-name="T9"> </text:span>as<text:span text:style-name="T9"> </text:span>taught<text:span text:style-name="T9"> </text:span>in<text:span text:style-name="T9"> </text:span>our<text:span text:style-name="T9"> </text:span>schools,<text:span text:style-name="T9"> </text:span>revolutions<text:span text:style-name="T9"> </text:span>are<text:span text:style-name="T9"> </text:span>formed<text:span text:style-name="T9"> </text:span>by<text:span text:style-name="T9"> “</text:span>normal<text:span text:style-name="T9">”</text:span>civilians,<text:span text:style-name="T9"> </text:span>who<text:span text:style-name="T9"> </text:span>are<text:span text:style-name="T9"> </text:span>unhappy<text:span text:style-name="T9"> </text:span>with<text:span text:style-name="T9"> </text:span>their<text:span text:style-name="T9"> </text:span>current<text:span text:style-name="T9"> </text:span>situation.<text:span text:style-name="T9"> </text:span>Somehow,<text:span text:style-name="T9"> </text:span>this<text:span text:style-name="T9"> </text:span>unhappy<text:span text:style-name="T9"> </text:span>(but<text:span text:style-name="T9"> </text:span>non-active)<text:span text:style-name="T9"> </text:span>mob<text:span text:style-name="T9"> </text:span>produces/elects<text:span text:style-name="T9"> </text:span>a<text:span text:style-name="T9"> </text:span>leader,<text:span text:style-name="T9"> </text:span>who<text:span text:style-name="T9"> </text:span>will<text:span text:style-name="T9"> </text:span>then<text:span text:style-name="T9"> </text:span>lead<text:span text:style-name="T9"> </text:span>them<text:span text:style-name="T9"> </text:span>into<text:span text:style-name="T9"> </text:span>action.<text:span text:style-name="T9"> </text:span>This<text:span text:style-name="T9"> </text:span>now<text:span text:style-name="T9"> </text:span>active<text:span text:style-name="T9"> </text:span>mob<text:span text:style-name="T9"> </text:span>will<text:span text:style-name="T9"> </text:span>then<text:span text:style-name="T9"> </text:span>have<text:span text:style-name="T9"> </text:span>to<text:span text:style-name="T9"> </text:span>fulfill<text:span text:style-name="T9"> </text:span>certain<text:span text:style-name="T9"> </text:span>tasks,<text:span text:style-name="T9"> </text:span>such<text:span text:style-name="T9"> </text:span>as<text:span text:style-name="T9"> </text:span>taking<text:span text:style-name="T9"> </text:span>up<text:span text:style-name="T9"> </text:span>weapons<text:span text:style-name="T9"> </text:span>against<text:span text:style-name="T9"> </text:span>an<text:span text:style-name="T9"> </text:span>oppressive<text:span text:style-name="T9"> </text:span>military<text:span text:style-name="T9"> </text:span>force,<text:span text:style-name="T9"> </text:span>or<text:span text:style-name="T9"> </text:span>a<text:span text:style-name="T9"> </text:span>demonstration<text:span text:style-name="T9"> </text:span>of<text:span text:style-name="T9"> </text:span>force<text:span text:style-name="T9"> </text:span>in<text:span text:style-name="T9"> </text:span>form<text:span text:style-name="T9"> </text:span>of<text:span text:style-name="T9"> </text:span>a<text:span text:style-name="T9"> </text:span>peaceful<text:span text:style-name="T9"> </text:span>protest.<text:span text:style-name="T9"> </text:span>On<text:span text:style-name="T9"> </text:span>completion<text:span text:style-name="T9"> </text:span>of<text:span text:style-name="T9"> </text:span>these<text:span text:style-name="T9"> </text:span>tasks,<text:span text:style-name="T9"> </text:span>they<text:span text:style-name="T9"> </text:span>can<text:span text:style-name="T9"> </text:span>then<text:span text:style-name="T9"> </text:span>form<text:span text:style-name="T9"> </text:span>their<text:span text:style-name="T9"> </text:span>own<text:span text:style-name="T9"> </text:span>government<text:span text:style-name="T9"> </text:span>according<text:span text:style-name="T9"> </text:span>to<text:span text:style-name="T9"> </text:span>their<text:span text:style-name="T9"> </text:span>liking.</text:p>
      <text:p text:style-name="P1">While<text:span text:style-name="T9"> </text:span>the<text:span text:style-name="T9"> </text:span>very<text:span text:style-name="T9"> </text:span>first<text:span text:style-name="T9"> </text:span>step<text:span text:style-name="T9"> </text:span>(unhappy<text:span text:style-name="T9"> </text:span>civilians)<text:span text:style-name="T9"> </text:span>is<text:span text:style-name="T9"> </text:span>often<text:span text:style-name="T9"> </text:span>a<text:span text:style-name="T9"> </text:span>requirement,<text:span text:style-name="T9"> </text:span>the<text:span text:style-name="T9"> </text:span>idea<text:span text:style-name="T9"> </text:span>of<text:span text:style-name="T9"> </text:span>a<text:span text:style-name="T9"> </text:span>revolution<text:span text:style-name="T9"> </text:span>forming<text:span text:style-name="T9"> </text:span>and<text:span text:style-name="T9"> </text:span>a<text:span text:style-name="T9"> </text:span>revolution<text:span text:style-name="T9"> </text:span>marching<text:span text:style-name="T9"> </text:span>against<text:span text:style-name="T9"> </text:span>the<text:span text:style-name="T9"> </text:span>current<text:span text:style-name="T9"> </text:span>system<text:span text:style-name="T9"> </text:span>is<text:span text:style-name="T9"> </text:span>not<text:span text:style-name="T9"> </text:span>sophisticated<text:span text:style-name="T9"> </text:span>enough.<text:span text:style-name="T9"> </text:span>There<text:span text:style-name="T9"> </text:span>are<text:span text:style-name="T9"> </text:span>many<text:span text:style-name="T9"> </text:span>factors<text:span text:style-name="T9"> </text:span>which<text:span text:style-name="T9"> </text:span>can<text:span text:style-name="T9"> </text:span>catalyze<text:span text:style-name="T9"> </text:span>or<text:span text:style-name="T9"> </text:span>hinder<text:span text:style-name="T9"> </text:span>the<text:span text:style-name="T9"> </text:span>formation<text:span text:style-name="T9"> </text:span>of<text:span text:style-name="T9"> </text:span>a<text:span text:style-name="T9"> </text:span>rebellion,<text:span text:style-name="T9"> </text:span>as<text:span text:style-name="T9"> </text:span>we<text:span text:style-name="T9"> </text:span>are<text:span text:style-name="T9"> </text:span>going<text:span text:style-name="T9"> </text:span>to<text:span text:style-name="T9"> </text:span>show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he<text:span text:style-name="T9"> </text:span>tactics<text:span text:style-name="T9"> </text:span>which<text:span text:style-name="T9"> </text:span>can<text:span text:style-name="T9"> </text:span>be<text:span text:style-name="T9"> </text:span>employed<text:span text:style-name="T9"> </text:span>by<text:span text:style-name="T9"> </text:span>a<text:span text:style-name="T9"> </text:span>system<text:span text:style-name="T9"> </text:span>that<text:span text:style-name="T9"> </text:span>is<text:span text:style-name="T9"> </text:span>under<text:span text:style-name="T9"> </text:span>attack<text:span text:style-name="T9"> </text:span>are<text:span text:style-name="T9"> </text:span>also<text:span text:style-name="T9"> </text:span>somewhat<text:span text:style-name="T9"> </text:span>left<text:span text:style-name="T9"> </text:span>out<text:span text:style-name="T9"> </text:span>in<text:span text:style-name="T9"> </text:span>our<text:span text:style-name="T9"> </text:span>education,<text:span text:style-name="T9"> </text:span>take<text:span text:style-name="T9"> </text:span>the<text:span text:style-name="T9"> </text:span>revolution<text:span text:style-name="T9"> </text:span>in<text:span text:style-name="T9"> </text:span>Egypt<text:span text:style-name="T9"> </text:span>as<text:span text:style-name="T9"> </text:span>an<text:span text:style-name="T9"> </text:span>example:<text:span text:style-name="T9"> </text:span>What<text:span text:style-name="T9"> </text:span>would<text:span text:style-name="T9"> </text:span>have<text:span text:style-name="T9"> </text:span>happened<text:span text:style-name="T9"> </text:span>if<text:span text:style-name="T9"> </text:span>the<text:span text:style-name="T9"> </text:span>government<text:span text:style-name="T9"> </text:span>went<text:span text:style-name="T9"> “</text:span>all<text:span text:style-name="T9"> </text:span>out<text:span text:style-name="T9">” </text:span>on<text:span text:style-name="T9"> </text:span>the<text:span text:style-name="T9"> </text:span>protesters?<text:span text:style-name="T9"> Would t</text:span>he<text:span text:style-name="T9"> </text:span>military<text:span text:style-name="T9"> </text:span>rule<text:span text:style-name="T9"> </text:span>have<text:span text:style-name="T9"> </text:span>held<text:span text:style-name="T9"> </text:span>another<text:span text:style-name="T9"> </text:span>decade?</text:p>
      <text:p text:style-name="P1"/>
      <text:p text:style-name="Standard"><text:span text:style-name="T6">Fundamental</text:span><text:span text:style-name="T7"> </text:span><text:span text:style-name="T6">Questions </text:span></text:p>
      <text:p text:style-name="Standard"><text:span text:style-name="T5">Modifications</text:span><text:span text:style-name="T8"> </text:span><text:span text:style-name="T5">of</text:span><text:span text:style-name="T8"> </text:span><text:span text:style-name="T5">the</text:span><text:span text:style-name="T8"> </text:span><text:span text:style-name="T5">model</text:span><text:span text:style-name="T8"> </text:span><text:span text:style-name="T5">from</text:span><text:span text:style-name="T8"> </text:span><text:span text:style-name="T5">Eppstein:</text:span></text:p>
      <text:list xml:id="list1560296962" text:style-name="WW8Num4">
        <text:list-item>
          <text:p text:style-name="P7"><text:span text:style-name="T5">Different</text:span><text:span text:style-name="T8"> </text:span><text:span text:style-name="T5">start</text:span><text:span text:style-name="T8"> </text:span><text:span text:style-name="T5">conditions:</text:span><text:span text:style-name="T8"> <text:s/></text:span><text:span text:style-name="T5">some</text:span><text:span text:style-name="T8"> </text:span><text:span text:style-name="T5">Cops</text:span><text:span text:style-name="T8"> </text:span><text:span text:style-name="T5">are</text:span><text:span text:style-name="T8"> </text:span><text:span text:style-name="T5">positioned</text:span><text:span text:style-name="T8"> </text:span><text:span text:style-name="T5">in</text:span><text:span text:style-name="T8"> </text:span><text:span text:style-name="T5">a</text:span><text:span text:style-name="T8"> </text:span><text:span text:style-name="T5">casern</text:span><text:span text:style-name="T8"> </text:span><text:span text:style-name="T5">(Soldier-cops)</text:span><text:span text:style-name="T8"> </text:span><text:span text:style-name="T5">in</text:span><text:span text:style-name="T8"> </text:span><text:span text:style-name="T5">the</text:span><text:span text:style-name="T8"> </text:span><text:span text:style-name="T5">middle</text:span><text:span text:style-name="T8"> </text:span><text:span text:style-name="T5">of</text:span><text:span text:style-name="T8"> </text:span><text:span text:style-name="T5">the</text:span><text:span text:style-name="T8"> </text:span><text:span text:style-name="T5">field.</text:span><text:span text:style-name="T8"> </text:span><text:span text:style-name="T5">The</text:span><text:span text:style-name="T8"> </text:span><text:span text:style-name="T5">rest</text:span><text:span text:style-name="T8"> </text:span><text:span text:style-name="T5">is</text:span><text:span text:style-name="T8"> </text:span><text:span text:style-name="T5">equidistributed</text:span><text:span text:style-name="T8"> </text:span><text:span text:style-name="T5">(Police-cops).</text:span></text:p>
        </text:list-item>
        <text:list-item>
          <text:p text:style-name="P7"><text:span text:style-name="T5">Different</text:span><text:span text:style-name="T8"> </text:span><text:span text:style-name="T5">distributions:</text:span><text:span text:style-name="T8"> </text:span><text:span text:style-name="T5">the</text:span><text:span text:style-name="T8"> </text:span><text:span text:style-name="T5">equidistribution</text:span><text:span text:style-name="T8"> </text:span><text:span text:style-name="T5">for</text:span><text:span text:style-name="T8"> </text:span><text:span text:style-name="T5">the</text:span><text:span text:style-name="T8"> </text:span><text:span text:style-name="T5">level</text:span><text:span text:style-name="T8"> </text:span><text:span text:style-name="T5">of</text:span><text:span text:style-name="T8"> </text:span><text:span text:style-name="T5">hardship</text:span><text:span text:style-name="T8"> </text:span><text:span text:style-name="T5">H</text:span><text:span text:style-name="T8"> </text:span><text:span text:style-name="T5">or</text:span><text:span text:style-name="T8"> </text:span><text:span text:style-name="T5">risk</text:span><text:span text:style-name="T8"> </text:span><text:span text:style-name="T5">aversion</text:span><text:span text:style-name="T8"> </text:span><text:span text:style-name="T5">R</text:span><text:span text:style-name="T8"> </text:span><text:span text:style-name="T5">and</text:span><text:span text:style-name="T8"> </text:span><text:span text:style-name="T5">over</text:span><text:span text:style-name="T8"> </text:span><text:span text:style-name="T5">variables</text:span><text:span text:style-name="T8"> </text:span><text:span text:style-name="T5">is</text:span><text:span text:style-name="T8"> </text:span><text:span text:style-name="T5">not</text:span><text:span text:style-name="T8"> </text:span><text:span text:style-name="T5">satisfying.</text:span><text:span text:style-name="T8"> </text:span><text:span text:style-name="T5">To</text:span><text:span text:style-name="T8"> </text:span><text:span text:style-name="T5">model</text:span><text:span text:style-name="T8"> </text:span><text:span text:style-name="T5">the</text:span><text:span text:style-name="T8"> </text:span><text:span text:style-name="T5">reality</text:span><text:span text:style-name="T8"> </text:span><text:span text:style-name="T5">better,</text:span><text:span text:style-name="T8"> </text:span><text:span text:style-name="T5">we</text:span><text:span text:style-name="T8"> </text:span><text:span text:style-name="T5">want</text:span><text:span text:style-name="T8"> </text:span><text:span text:style-name="T5">to</text:span><text:span text:style-name="T8"> </text:span><text:span text:style-name="T5">use</text:span><text:span text:style-name="T8"> </text:span><text:span text:style-name="T5">a</text:span><text:span text:style-name="T8"> </text:span><text:span text:style-name="T5">distribution</text:span><text:span text:style-name="T8"> </text:span><text:span text:style-name="T5">on</text:span><text:span text:style-name="T8"> </text:span><text:span text:style-name="T5">[0,1]</text:span><text:span text:style-name="T8"> </text:span><text:span text:style-name="T5">similar</text:span><text:span text:style-name="T8"> </text:span><text:span text:style-name="T5">to</text:span><text:span text:style-name="T8"> </text:span><text:span text:style-name="T5">the</text:span><text:span text:style-name="T8"> </text:span><text:span text:style-name="T5">Gaussian</text:span><text:span text:style-name="T8"> </text:span><text:span text:style-name="T5">distribution</text:span><text:span text:style-name="T8"> </text:span><text:span text:style-name="T5">centred</text:span><text:span text:style-name="T8"> </text:span><text:span text:style-name="T5">at</text:span><text:span text:style-name="T8"> </text:span><text:span text:style-name="T5">½.</text:span></text:p>
        </text:list-item>
        <text:list-item>
          <text:p text:style-name="P8">Jail<text:span text:style-name="T9"> </text:span>experience:<text:span text:style-name="T9"> </text:span>The<text:span text:style-name="T9"> <text:s/></text:span>level<text:span text:style-name="T9"> </text:span>of<text:span text:style-name="T9"> </text:span>Risk<text:span text:style-name="T9"> </text:span>aversion<text:span text:style-name="T9"> </text:span>will<text:span text:style-name="T9"> </text:span>rise<text:span text:style-name="T9"> </text:span>during<text:span text:style-name="T9"> </text:span>jailtime.</text:p>
        </text:list-item>
        <text:list-item>
          <text:p text:style-name="P7"><text:span text:style-name="T5">Agent</text:span><text:span text:style-name="T8"> </text:span><text:span text:style-name="T5">leader:</text:span><text:span text:style-name="T8"> </text:span><text:span text:style-name="T5">A</text:span><text:span text:style-name="T8"> </text:span><text:span text:style-name="T5">new</text:span><text:span text:style-name="T8"> </text:span><text:span text:style-name="T5">typ</text:span><text:span text:style-name="T8"> </text:span><text:span text:style-name="T5">of</text:span><text:span text:style-name="T8"> </text:span><text:span text:style-name="T5">agent.</text:span><text:span text:style-name="T8"> </text:span><text:span text:style-name="T5">He</text:span><text:span text:style-name="T8"> </text:span><text:span text:style-name="T5">will</text:span><text:span text:style-name="T8"> „</text:span><text:span text:style-name="T5">lead</text:span><text:span text:style-name="T8">“ </text:span><text:span text:style-name="T5">the</text:span><text:span text:style-name="T8"> </text:span><text:span text:style-name="T5">revolution.</text:span><text:span text:style-name="T8"> <text:s/></text:span><text:span text:style-name="T5">He</text:span><text:span text:style-name="T8">’</text:span><text:span text:style-name="T5">s</text:span><text:span text:style-name="T8"> </text:span><text:span text:style-name="T5">able</text:span><text:span text:style-name="T8"> </text:span><text:span text:style-name="T5">to</text:span><text:span text:style-name="T8"> </text:span><text:span text:style-name="T5">increas</text:span><text:span text:style-name="T8"> </text:span><text:span text:style-name="T5">the</text:span><text:span text:style-name="T8"> </text:span><text:span text:style-name="T5">probability</text:span><text:span text:style-name="T8"> </text:span><text:span text:style-name="T5">of</text:span><text:span text:style-name="T8"> </text:span><text:span text:style-name="T5">Agents</text:span><text:span text:style-name="T8"> </text:span><text:span text:style-name="T5">in</text:span><text:span text:style-name="T8"> </text:span><text:span text:style-name="T5">an</text:span><text:span text:style-name="T8"> </text:span><text:span text:style-name="T5">area</text:span><text:span text:style-name="T8"> </text:span><text:span text:style-name="T5">around</text:span><text:span text:style-name="T8"> </text:span><text:span text:style-name="T5">him</text:span><text:span text:style-name="T8"> </text:span><text:span text:style-name="T5">to</text:span><text:span text:style-name="T8"> </text:span><text:span text:style-name="T5">become</text:span><text:span text:style-name="T8"> </text:span><text:span text:style-name="T5">active</text:span><text:span text:style-name="T8"> </text:span><text:span text:style-name="T5">(by</text:span><text:span text:style-name="T8"> </text:span><text:span text:style-name="T5">decreasing</text:span><text:span text:style-name="T8"> </text:span><text:span text:style-name="T5">the</text:span><text:span text:style-name="T8"> </text:span><text:span text:style-name="T5">level</text:span><text:span text:style-name="T8"> </text:span><text:span text:style-name="T5">of</text:span><text:span text:style-name="T8"> </text:span><text:span text:style-name="T5">Legitimacy</text:span><text:span text:style-name="T8"> <text:s/></text:span><text:span text:style-name="T5">L</text:span><text:span text:style-name="T8"> </text:span><text:span text:style-name="T5">and</text:span><text:span text:style-name="T8"> </text:span><text:span text:style-name="T5">decreasing</text:span><text:span text:style-name="T8"> </text:span><text:span text:style-name="T5">the</text:span><text:span text:style-name="T8"> </text:span><text:span text:style-name="T5">risk</text:span><text:span text:style-name="T8"> </text:span><text:span text:style-name="T5">aversion</text:span><text:span text:style-name="T8"> </text:span><text:span text:style-name="T5">R)</text:span></text:p>
        </text:list-item>
        <text:list-item>
          <text:p text:style-name="P7"><text:span text:style-name="T5">Copleader :</text:span><text:span text:style-name="T8"> </text:span><text:span text:style-name="T5">New</text:span><text:span text:style-name="T8"> </text:span><text:span text:style-name="T5">typ</text:span><text:span text:style-name="T8"> </text:span><text:span text:style-name="T5">of</text:span><text:span text:style-name="T8"> </text:span><text:span text:style-name="T5">cop.</text:span><text:span text:style-name="T8"> </text:span><text:span text:style-name="T5">Modified</text:span><text:span text:style-name="T8"> </text:span><text:span text:style-name="T5">by</text:span><text:span text:style-name="T8"> </text:span><text:span text:style-name="T5">the</text:span><text:span text:style-name="T8"> </text:span><text:span text:style-name="T5">ability</text:span><text:span text:style-name="T8"> </text:span><text:span text:style-name="T5">of</text:span><text:span text:style-name="T8"> </text:span><text:span text:style-name="T5">increasing</text:span><text:span text:style-name="T8"> </text:span><text:span text:style-name="T5">the</text:span><text:span text:style-name="T8"> </text:span><text:span text:style-name="T5">Level</text:span><text:span text:style-name="T8"> </text:span><text:span text:style-name="T5">of</text:span><text:span text:style-name="T8"> </text:span><text:span text:style-name="T5">Legitimacy</text:span><text:span text:style-name="T8"> </text:span><text:span text:style-name="T5">L</text:span><text:span text:style-name="T8"> </text:span><text:span text:style-name="T5">and</text:span><text:span text:style-name="T8"> </text:span><text:span text:style-name="T5">the</text:span><text:span text:style-name="T8"> </text:span><text:span text:style-name="T5">level</text:span><text:span text:style-name="T8"> <text:s/></text:span><text:span text:style-name="T5">of</text:span><text:span text:style-name="T8"> </text:span><text:span text:style-name="T5">risk</text:span><text:span text:style-name="T8"> </text:span><text:span text:style-name="T5">aversion</text:span><text:span text:style-name="T8"> </text:span><text:span text:style-name="T5">R</text:span><text:span text:style-name="T8"> </text:span><text:span text:style-name="T5">around</text:span><text:span text:style-name="T8"> </text:span><text:span text:style-name="T5">him.</text:span><text:span text:style-name="T8"> </text:span></text:p>
        </text:list-item>
        <text:list-item>
          <text:p text:style-name="P7"><text:span text:style-name="T5">Intelligente</text:span><text:span text:style-name="T8"> </text:span><text:span text:style-name="T5">Agents:</text:span><text:span text:style-name="T8"> </text:span><text:span text:style-name="T5">active</text:span><text:span text:style-name="T8"> </text:span><text:span text:style-name="T5">agents</text:span><text:span text:style-name="T8"> </text:span><text:span text:style-name="T5">also</text:span><text:span text:style-name="T8"> </text:span><text:span text:style-name="T5">move</text:span><text:span text:style-name="T8"> </text:span><text:span text:style-name="T5">around.</text:span><text:span text:style-name="T8"> </text:span><text:span text:style-name="T5">They</text:span><text:span text:style-name="T8"> </text:span><text:span text:style-name="T5">have</text:span><text:span text:style-name="T8"> </text:span><text:span text:style-name="T5">a</text:span><text:span text:style-name="T8"> </text:span><text:span text:style-name="T5">higher</text:span><text:span text:style-name="T8"> </text:span><text:span text:style-name="T5">change</text:span><text:span text:style-name="T8"> </text:span><text:span text:style-name="T5">of</text:span><text:span text:style-name="T8"> </text:span><text:span text:style-name="T5">moving</text:span><text:span text:style-name="T8"> </text:span><text:span text:style-name="T5">towards</text:span><text:span text:style-name="T8"> </text:span><text:span text:style-name="T5">a</text:span><text:span text:style-name="T8"> </text:span><text:span text:style-name="T5">Leader</text:span><text:span text:style-name="T8"> </text:span><text:span text:style-name="T5">and/or</text:span><text:span text:style-name="T8"> </text:span><text:span text:style-name="T5">other</text:span><text:span text:style-name="T8"> </text:span><text:span text:style-name="T5">agents</text:span><text:span text:style-name="T8"> </text:span><text:span text:style-name="T5">(inside</text:span><text:span text:style-name="T8"> </text:span><text:span text:style-name="T5">their</text:span><text:span text:style-name="T8"> </text:span><text:span text:style-name="T5">visible</text:span><text:span text:style-name="T8"> </text:span><text:span text:style-name="T5">area).</text:span><text:span text:style-name="T8"> </text:span>This<text:span text:style-name="T9"> </text:span>models<text:span text:style-name="T9"> </text:span>the<text:span text:style-name="T9"> </text:span>forming<text:span text:style-name="T9"> </text:span>of<text:span text:style-name="T9"> </text:span>a<text:span text:style-name="T9"> </text:span>demonstration<text:span text:style-name="T9"> </text:span>.<text:span text:style-name="T9"> </text:span>This<text:span text:style-name="T9"> </text:span>will<text:span text:style-name="T9"> </text:span>change<text:span text:style-name="T9"> </text:span>the<text:span text:style-name="T9"> </text:span>cop<text:span text:style-name="T9"> </text:span>/agent<text:span text:style-name="T9"> </text:span>ratio<text:span text:style-name="T9"> </text:span>and<text:span text:style-name="T9"> </text:span>thereby<text:span text:style-name="T9"> </text:span>decreas<text:span text:style-name="T9"> </text:span>the<text:span text:style-name="T9"> </text:span>risk<text:span text:style-name="T9"> </text:span>for<text:span text:style-name="T9"> </text:span>an<text:span text:style-name="T9"> </text:span>active<text:span text:style-name="T9"> </text:span>agent<text:span text:style-name="T9"> <text:s/></text:span>to<text:span text:style-name="T9"> </text:span>be<text:span text:style-name="T9"> </text:span>arrested.</text:p>
        </text:list-item>
        <text:list-item>
          <text:p text:style-name="P7"><text:span text:style-name="T5">Intelligente</text:span><text:span text:style-name="T8"> </text:span><text:span text:style-name="T5">cops:</text:span><text:span text:style-name="T8"> </text:span><text:span text:style-name="T5">Cops</text:span><text:span text:style-name="T8"> </text:span><text:span text:style-name="T5">will</text:span><text:span text:style-name="T8"> </text:span><text:span text:style-name="T5">have</text:span><text:span text:style-name="T8"> </text:span><text:span text:style-name="T5">a</text:span><text:span text:style-name="T8"> </text:span><text:span text:style-name="T5">higher</text:span><text:span text:style-name="T8"> </text:span><text:span text:style-name="T5">change</text:span><text:span text:style-name="T8"> </text:span><text:span text:style-name="T5">of</text:span><text:span text:style-name="T8"> </text:span><text:span text:style-name="T5">moving</text:span><text:span text:style-name="T8"> </text:span><text:span text:style-name="T5">towards</text:span><text:span text:style-name="T8"> </text:span><text:span text:style-name="T5">active</text:span><text:span text:style-name="T8"> </text:span><text:span text:style-name="T5">agents</text:span><text:span text:style-name="T8"> </text:span><text:span text:style-name="T5">(inside</text:span><text:span text:style-name="T8"> </text:span><text:span text:style-name="T5">their</text:span><text:span text:style-name="T8"> </text:span><text:span text:style-name="T5">visible</text:span><text:span text:style-name="T8"> </text:span><text:span text:style-name="T5">area).</text:span><text:span text:style-name="T8"> </text:span><text:span text:style-name="T5">If</text:span><text:span text:style-name="T8"> </text:span><text:span text:style-name="T5">they</text:span><text:span text:style-name="T8"> </text:span><text:span text:style-name="T5">can`t</text:span><text:span text:style-name="T8"> </text:span><text:span text:style-name="T5">see</text:span><text:span text:style-name="T8"> </text:span><text:span text:style-name="T5">any</text:span><text:span text:style-name="T8"> </text:span><text:span text:style-name="T5">active</text:span><text:span text:style-name="T8"> </text:span><text:span text:style-name="T5">agents</text:span><text:span text:style-name="T8"> </text:span><text:span text:style-name="T5">the</text:span><text:span text:style-name="T8"> </text:span><text:span text:style-name="T5">Soldier-cops</text:span><text:span text:style-name="T8"> </text:span><text:span text:style-name="T5">will</text:span><text:span text:style-name="T8"> </text:span><text:span text:style-name="T5">have</text:span><text:span text:style-name="T8"> </text:span><text:span text:style-name="T5">a</text:span><text:span text:style-name="T8"> </text:span><text:span text:style-name="T5">higher</text:span><text:span text:style-name="T8"> </text:span><text:span text:style-name="T5">chance</text:span><text:span text:style-name="T8"> </text:span><text:span text:style-name="T5">of</text:span><text:span text:style-name="T8"> </text:span><text:span text:style-name="T5">moving</text:span><text:span text:style-name="T8"> </text:span><text:span text:style-name="T5">towards</text:span><text:span text:style-name="T8"> </text:span><text:span text:style-name="T5">the</text:span><text:span text:style-name="T8"> </text:span><text:span text:style-name="T5">casern</text:span><text:span text:style-name="T8"> </text:span><text:span text:style-name="T5">in</text:span><text:span text:style-name="T8"> </text:span><text:span text:style-name="T5">the</text:span><text:span text:style-name="T8"> </text:span><text:span text:style-name="T5">middle</text:span><text:span text:style-name="T8"> </text:span><text:span text:style-name="T5">of</text:span><text:span text:style-name="T8"> </text:span><text:span text:style-name="T5">the</text:span><text:span text:style-name="T8"> </text:span><text:span text:style-name="T5">field.</text:span><text:span text:style-name="T8"> </text:span><text:span text:style-name="T5">The</text:span><text:span text:style-name="T8"> </text:span><text:span text:style-name="T5">police-cops</text:span><text:span text:style-name="T8"> </text:span><text:span text:style-name="T5">jus</text:span><text:span text:style-name="T8"> </text:span><text:span text:style-name="T5">twill</text:span><text:span text:style-name="T8"> </text:span><text:span text:style-name="T5">move</text:span><text:span text:style-name="T8"> </text:span><text:span text:style-name="T5">randomly.</text:span></text:p>
        </text:list-item>
      </text:list>
      <text:p text:style-name="Listenabsatz"><text:span text:style-name="T5"/></text:p>
      <text:p text:style-name="Listenabsatz"><text:span text:style-name="T5"/></text:p>
      <text:p text:style-name="Listenabsatz"><text:span text:style-name="T5"/></text:p>
      <text:p text:style-name="Listenabsatz"><text:span text:style-name="T5"/></text:p>
      <text:p text:style-name="Listenabsatz"><text:span text:style-name="T5"/></text:p>
      <text:p text:style-name="Listenabsatz"><text:span text:style-name="T5"/></text:p>
      <text:p text:style-name="Listenabsatz"><text:span text:style-name="T5"/></text:p>
      <text:p text:style-name="Listenabsatz"><text:soft-page-break/><text:span text:style-name="T5"/></text:p>
      <text:p text:style-name="Standard">Questions:<text:span text:style-name="T9"> </text:span></text:p>
      <text:list xml:id="list486759414" text:style-name="WW8Num7">
        <text:list-item>
          <text:p text:style-name="P10">How<text:span text:style-name="T9"> </text:span>does<text:span text:style-name="T9"> </text:span>the<text:span text:style-name="T9"> </text:span>results<text:span text:style-name="T9"> </text:span>of<text:span text:style-name="T9"> </text:span>the<text:span text:style-name="T9"> </text:span>Eppstein<text:span text:style-name="T9"> </text:span>Model<text:span text:style-name="T9"> </text:span>differ<text:span text:style-name="T9"> </text:span>from<text:span text:style-name="T9"> </text:span>the<text:span text:style-name="T9"> </text:span>result<text:span text:style-name="T9"> </text:span>of<text:span text:style-name="T9"> </text:span>theModel<text:span text:style-name="T9"> </text:span>modified<text:span text:style-name="T9"> </text:span>by<text:span text:style-name="T9"> </text:span>1<text:span text:style-name="T9"> </text:span>and<text:span text:style-name="T9"> </text:span>2?</text:p>
        </text:list-item>
        <text:list-item>
          <text:p text:style-name="P10"><text:span text:style-name="T5">D</text:span><text:span text:style-name="T5">oes</text:span><text:span text:style-name="T8"> </text:span><text:span text:style-name="T5">the</text:span><text:span text:style-name="T8"> </text:span><text:span text:style-name="T5">autcome</text:span><text:span text:style-name="T8"> </text:span><text:span text:style-name="T5">changes</text:span><text:span text:style-name="T8"> </text:span><text:span text:style-name="T5">under</text:span><text:span text:style-name="T8"> </text:span><text:span text:style-name="T5">a</text:span><text:span text:style-name="T8"> </text:span><text:span text:style-name="T5">combination</text:span><text:span text:style-name="T8"> </text:span><text:span text:style-name="T5">of</text:span><text:span text:style-name="T8"> </text:span><text:span text:style-name="T5">Modifications</text:span><text:span text:style-name="T8"> </text:span><text:span text:style-name="T5">3-7?</text:span><text:span text:style-name="T8"> </text:span><text:span text:style-name="T5">What</text:span><text:span text:style-name="T8"> </text:span><text:span text:style-name="T5">influence</text:span><text:span text:style-name="T8"> </text:span><text:span text:style-name="T5">do</text:span><text:span text:style-name="T8"> </text:span><text:span text:style-name="T5">the</text:span><text:span text:style-name="T8"> </text:span><text:span text:style-name="T5">modifications</text:span><text:span text:style-name="T8"> </text:span><text:span text:style-name="T5">have ?</text:span><text:span text:style-name="T8"> </text:span><text:span text:style-name="T5">Are</text:span><text:span text:style-name="T8"> </text:span><text:span text:style-name="T5">there</text:span><text:span text:style-name="T8"> </text:span><text:span text:style-name="T5">interesting</text:span><text:span text:style-name="T8"> </text:span><text:span text:style-name="T5">cases ?</text:span></text:p>
        </text:list-item>
        <text:list-item>
          <text:p text:style-name="P10"><text:span text:style-name="T5">How</text:span><text:span text:style-name="T8"> </text:span><text:span text:style-name="T5">does</text:span><text:span text:style-name="T8"> <text:s/></text:span><text:span text:style-name="T5">the</text:span><text:span text:style-name="T8"> </text:span><text:span text:style-name="T5">success</text:span><text:span text:style-name="T8"> </text:span><text:span text:style-name="T5">rat</text:span><text:span text:style-name="T8"> </text:span><text:span text:style-name="T5">of</text:span><text:span text:style-name="T8"> </text:span><text:span text:style-name="T5">a</text:span><text:span text:style-name="T8"> </text:span><text:span text:style-name="T5">revolution</text:span><text:span text:style-name="T8"> </text:span><text:span text:style-name="T5">depend</text:span><text:span text:style-name="T8"> </text:span><text:span text:style-name="T5">of</text:span><text:span text:style-name="T8"> </text:span><text:span text:style-name="T5">the</text:span><text:span text:style-name="T8"> </text:span><text:span text:style-name="T5">different</text:span><text:span text:style-name="T8"> </text:span><text:span text:style-name="T5">Modifications ?</text:span><text:span text:style-name="T8"> </text:span><text:span text:style-name="T5">Success</text:span><text:span text:style-name="T8"> </text:span><text:span text:style-name="T5">of</text:span><text:span text:style-name="T8"> </text:span><text:span text:style-name="T5">a</text:span><text:span text:style-name="T8"> </text:span><text:span text:style-name="T5">revolution</text:span><text:span text:style-name="T8"> </text:span><text:span text:style-name="T5">means</text:span><text:span text:style-name="T8"> </text:span><text:span text:style-name="T5">that</text:span><text:span text:style-name="T8"> </text:span><text:span text:style-name="T5">where</text:span><text:span text:style-name="T8"> </text:span><text:span text:style-name="T5">are</text:span><text:span text:style-name="T8"> </text:span><text:span text:style-name="T5">a</text:span><text:span text:style-name="T8"> </text:span><text:span text:style-name="T5">certain</text:span><text:span text:style-name="T8"> </text:span><text:span text:style-name="T5">number</text:span><text:span text:style-name="T8"> </text:span><text:span text:style-name="T5">of</text:span><text:span text:style-name="T8"> </text:span><text:span text:style-name="T5">active</text:span><text:span text:style-name="T8"> </text:span><text:span text:style-name="T5">agents.</text:span><text:span text:style-name="T8"> </text:span><text:span text:style-name="T5">The</text:span><text:span text:style-name="T8"> </text:span><text:span text:style-name="T5">total</text:span><text:span text:style-name="T8"> </text:span><text:span text:style-name="T5">sucess</text:span><text:span text:style-name="T8"> </text:span><text:span text:style-name="T5">will</text:span><text:span text:style-name="T8"> </text:span><text:span text:style-name="T5">be</text:span><text:span text:style-name="T8"> </text:span><text:span text:style-name="T5">measured</text:span><text:span text:style-name="T8"> </text:span><text:span text:style-name="T5">by</text:span><text:span text:style-name="T8"> </text:span><text:span text:style-name="T5">the</text:span><text:span text:style-name="T8"> </text:span><text:span text:style-name="T5">amount</text:span><text:span text:style-name="T8"> </text:span><text:span text:style-name="T5">of</text:span><text:span text:style-name="T8"> </text:span><text:span text:style-name="T5">succesful</text:span><text:span text:style-name="T8"> </text:span><text:span text:style-name="T5">revolutions</text:span><text:span text:style-name="T8"> </text:span><text:span text:style-name="T5">in</text:span><text:span text:style-name="T8"> </text:span><text:span text:style-name="T5">a</text:span><text:span text:style-name="T8"> </text:span><text:span text:style-name="T5">certain</text:span><text:span text:style-name="T8"> </text:span><text:span text:style-name="T5">time</text:span><text:span text:style-name="T8"> </text:span><text:span text:style-name="T5">period.</text:span><text:span text:style-name="T8"> </text:span><text:span text:style-name="T5">This</text:span><text:span text:style-name="T8"> </text:span><text:span text:style-name="T5">correlats</text:span><text:span text:style-name="T8"> </text:span><text:span text:style-name="T5">with</text:span><text:span text:style-name="T8"> </text:span><text:span text:style-name="T5">the</text:span><text:span text:style-name="T8"> </text:span><text:span text:style-name="T5">average</text:span><text:span text:style-name="T8"> </text:span><text:span text:style-name="T5">waiting</text:span><text:span text:style-name="T8"> </text:span><text:span text:style-name="T5">time</text:span><text:span text:style-name="T8"> </text:span><text:span text:style-name="T5">between</text:span><text:span text:style-name="T8"> </text:span><text:span text:style-name="T5">two</text:span><text:span text:style-name="T8"> </text:span><text:span text:style-name="T5">successful</text:span><text:span text:style-name="T8"> </text:span><text:span text:style-name="T5">revolutions.</text:span><text:span text:style-name="T8"> </text:span></text:p>
        </text:list-item>
        <text:list-item>
          <text:p text:style-name="P10"><text:span text:style-name="T5">How</text:span><text:span text:style-name="T8"> </text:span><text:span text:style-name="T5">does</text:span><text:span text:style-name="T8"> </text:span><text:span text:style-name="T5">the</text:span><text:span text:style-name="T8"> </text:span><text:span text:style-name="T5">amount</text:span><text:span text:style-name="T8"> </text:span><text:span text:style-name="T5">of</text:span><text:span text:style-name="T8"> </text:span><text:span text:style-name="T5">cops</text:span><text:span text:style-name="T8"> </text:span><text:span text:style-name="T5">influence</text:span><text:span text:style-name="T8"> </text:span><text:span text:style-name="T5">the</text:span><text:span text:style-name="T8"> </text:span><text:span text:style-name="T5">total</text:span><text:span text:style-name="T8"> </text:span><text:span text:style-name="T5">success</text:span><text:span text:style-name="T8"> </text:span><text:span text:style-name="T5">in</text:span><text:span text:style-name="T8"> </text:span><text:span text:style-name="T5">the</text:span><text:span text:style-name="T8"> </text:span><text:span text:style-name="T5">different</text:span><text:span text:style-name="T8"> </text:span><text:span text:style-name="T5">models ?</text:span><text:span text:style-name="T8"> </text:span><text:span text:style-name="T5">What</text:span><text:span text:style-name="T8"> </text:span><text:span text:style-name="T5">is</text:span><text:span text:style-name="T8"> </text:span><text:span text:style-name="T5">the</text:span><text:span text:style-name="T8"> </text:span><text:span text:style-name="T5">influence</text:span><text:span text:style-name="T8"> </text:span><text:span text:style-name="T5">of</text:span><text:span text:style-name="T8"> </text:span><text:span text:style-name="T5">the</text:span><text:span text:style-name="T8"> </text:span><text:span text:style-name="T5">amount</text:span><text:span text:style-name="T8"> </text:span><text:span text:style-name="T5">of</text:span><text:span text:style-name="T8"> <text:s/></text:span><text:span text:style-name="T5">military-cops</text:span><text:span text:style-name="T8"> </text:span><text:span text:style-name="T5">and</text:span><text:span text:style-name="T8"> </text:span><text:span text:style-name="T5">Police</text:span><text:span text:style-name="T8"> </text:span><text:span text:style-name="T5">cops ?</text:span><text:span text:style-name="T8"> </text:span><text:span text:style-name="T5">So</text:span><text:span text:style-name="T8"> </text:span><text:span text:style-name="T5">are</text:span><text:span text:style-name="T8"> </text:span><text:span text:style-name="T5">equidistributed</text:span><text:span text:style-name="T8"> </text:span><text:span text:style-name="T5">cops</text:span><text:span text:style-name="T8"> </text:span><text:span text:style-name="T5">better</text:span><text:span text:style-name="T8"> </text:span><text:span text:style-name="T5">then</text:span><text:span text:style-name="T8"> </text:span><text:span text:style-name="T5">centrally</text:span><text:span text:style-name="T8"> </text:span><text:span text:style-name="T5">based</text:span><text:span text:style-name="T8"> </text:span><text:span text:style-name="T5">cops?</text:span><text:span text:style-name="T8"> </text:span><text:span text:style-name="T5">Will</text:span><text:span text:style-name="T8"> </text:span><text:span text:style-name="T5">the</text:span><text:span text:style-name="T8"> </text:span><text:span text:style-name="T5">probability</text:span><text:span text:style-name="T8"> </text:span><text:span text:style-name="T5">for</text:span><text:span text:style-name="T8"> </text:span><text:span text:style-name="T5">a</text:span><text:span text:style-name="T8"> </text:span><text:span text:style-name="T5">revolution</text:span><text:span text:style-name="T8"> <text:s/></text:span><text:span text:style-name="T5">increas</text:span><text:span text:style-name="T8"> </text:span><text:span text:style-name="T5">with</text:span><text:span text:style-name="T8"> </text:span><text:span text:style-name="T5">the</text:span><text:span text:style-name="T8"> </text:span><text:span text:style-name="T5">distance</text:span><text:span text:style-name="T8"> </text:span><text:span text:style-name="T5">from</text:span><text:span text:style-name="T8"> </text:span><text:span text:style-name="T5">the</text:span><text:span text:style-name="T8"> </text:span><text:span text:style-name="T5">casern</text:span><text:span text:style-name="T8"> </text:span><text:span text:style-name="T5">i.e.</text:span><text:span text:style-name="T8"> </text:span><text:span text:style-name="T5">will</text:span><text:span text:style-name="T8"> </text:span><text:span text:style-name="T5">active</text:span><text:span text:style-name="T8"> </text:span><text:span text:style-name="T5">agents</text:span><text:span text:style-name="T8"> </text:span><text:span text:style-name="T5">be</text:span><text:span text:style-name="T8"> </text:span><text:span text:style-name="T5">likely</text:span><text:span text:style-name="T8"> </text:span><text:span text:style-name="T5">far</text:span><text:span text:style-name="T8"> </text:span><text:span text:style-name="T5">away</text:span><text:span text:style-name="T8"> </text:span><text:span text:style-name="T5">from</text:span><text:span text:style-name="T8"> </text:span><text:span text:style-name="T5">the</text:span><text:span text:style-name="T8"> </text:span><text:span text:style-name="T5">casern ?</text:span></text:p>
        </text:list-item>
        <text:list-item>
          <text:p text:style-name="P10"><text:span text:style-name="T5">Is</text:span><text:span text:style-name="T8"> </text:span><text:span text:style-name="T5">a</text:span><text:span text:style-name="T8"> </text:span><text:span text:style-name="T5">revolution</text:span><text:span text:style-name="T8"> </text:span><text:span text:style-name="T5">successful</text:span><text:span text:style-name="T8"> </text:span><text:span text:style-name="T5">because</text:span><text:span text:style-name="T8"> </text:span><text:span text:style-name="T5">of</text:span><text:span text:style-name="T8"> </text:span><text:span text:style-name="T5">it`s</text:span><text:span text:style-name="T8"> </text:span><text:span text:style-name="T5">people</text:span><text:span text:style-name="T8"> </text:span><text:span text:style-name="T5">or</text:span><text:span text:style-name="T8"> </text:span><text:span text:style-name="T5">it`s</text:span><text:span text:style-name="T8"> </text:span><text:span text:style-name="T5">leaders :</text:span><text:span text:style-name="T8"> </text:span><text:span text:style-name="T5">Is</text:span><text:span text:style-name="T8"> </text:span><text:span text:style-name="T5">there</text:span><text:span text:style-name="T8"> </text:span><text:span text:style-name="T5">a</text:span><text:span text:style-name="T8"> </text:span><text:span text:style-name="T5">significant</text:span><text:span text:style-name="T8"> </text:span><text:span text:style-name="T5">higher</text:span><text:span text:style-name="T8"> </text:span><text:span text:style-name="T5">probability</text:span><text:span text:style-name="T8"> </text:span><text:span text:style-name="T5">for</text:span><text:span text:style-name="T8"> </text:span><text:span text:style-name="T5">a</text:span><text:span text:style-name="T8"> </text:span><text:span text:style-name="T5">sucessful</text:span><text:span text:style-name="T8"> <text:s/></text:span><text:span text:style-name="T5">revolution</text:span><text:span text:style-name="T8"> </text:span><text:span text:style-name="T5">if</text:span><text:span text:style-name="T8"> </text:span><text:span text:style-name="T5">there</text:span><text:span text:style-name="T8"> </text:span><text:span text:style-name="T5">is</text:span><text:span text:style-name="T8"> </text:span><text:span text:style-name="T5">an</text:span><text:span text:style-name="T8"> </text:span><text:span text:style-name="T5">Agent</text:span><text:span text:style-name="T8"> </text:span><text:span text:style-name="T5">Leader</text:span><text:span text:style-name="T8"> </text:span><text:span text:style-name="T5">or</text:span><text:span text:style-name="T8"> </text:span><text:span text:style-name="T5">not ?</text:span></text:p>
          <text:p text:style-name="P9"/>
        </text:list-item>
      </text:list>
      <text:p text:style-name="Standard"><text:span text:style-name="T1">Expected</text:span><text:span text:style-name="T2"> </text:span><text:span text:style-name="T1">Results</text:span></text:p>
      <text:p text:style-name="Standard">A<text:span text:style-name="T9"> </text:span>model<text:span text:style-name="T9"> </text:span>that<text:span text:style-name="T9"> </text:span>offers<text:span text:style-name="T9"> </text:span>an<text:span text:style-name="T9"> </text:span>improved<text:span text:style-name="T9"> </text:span>algorithm<text:span text:style-name="T9"> </text:span>to<text:span text:style-name="T9"> </text:span>model<text:span text:style-name="T9"> </text:span>uprisings<text:span text:style-name="T9"> </text:span>and<text:span text:style-name="T9"> </text:span>produce<text:span text:style-name="T9"> </text:span>similar<text:span text:style-name="T9"> </text:span>patterns<text:span text:style-name="T9"> </text:span>as<text:span text:style-name="T9"> </text:span>in<text:span text:style-name="T9"> </text:span>real<text:span text:style-name="T9"> </text:span>life.<text:span text:style-name="T9"> </text:span></text:p>
      <text:p text:style-name="P6"/>
      <text:p text:style-name="P2">References</text:p>
      <text:p text:style-name="Standard">Modeling<text:span text:style-name="T9"> </text:span>civil<text:span text:style-name="T9"> </text:span>violence:<text:span text:style-name="T9"> </text:span>An<text:span text:style-name="T9"> </text:span>agent-based<text:span text:style-name="T9"> </text:span>computational<text:span text:style-name="T9"> </text:span>approach,,<text:span text:style-name="T9"> </text:span>Eppstein<text:span text:style-name="T9"> </text:span>2002</text:p>
      <text:p text:style-name="Standard">Project<text:span text:style-name="T9"> </text:span>about<text:span text:style-name="T9"> </text:span><text:span text:style-name="T5">« Civil</text:span><text:span text:style-name="T8"> </text:span><text:span text:style-name="T5">Violance »</text:span><text:span text:style-name="T8"> </text:span><text:span text:style-name="T5">from</text:span><text:span text:style-name="T8"> </text:span><text:span text:style-name="T5">2010</text:span></text:p>
      <text:p text:style-name="P1"/>
      <text:p text:style-name="Standard"><text:span text:style-name="T6">Research</text:span><text:span text:style-name="T7"> </text:span><text:span text:style-name="T6">Methods</text:span></text:p>
      <text:p text:style-name="Standard"><text:span text:style-name="T5">Agent-Based</text:span><text:span text:style-name="T8"> </text:span><text:span text:style-name="T5">Model</text:span><text:span text:style-name="T8"> </text:span><text:span text:style-name="T5">(Continuous</text:span><text:span text:style-name="T8"> </text:span><text:span text:style-name="T5">Modeling</text:span><text:span text:style-name="T8"> </text:span><text:span text:style-name="T5">would</text:span><text:span text:style-name="T8"> </text:span><text:span text:style-name="T5">be</text:span><text:span text:style-name="T8"> </text:span><text:span text:style-name="T5">possi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de" fo:country="C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Calibri" style:font-name-asian="Calibri" style:font-name-complex="Calibri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Calibri" style:font-name-asian="Calibri" style:font-name-complex="Calibri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Absatz-Standardschriftart" style:family="text"/>
    <style:style style:name="Kopfzeile_20_Zchn" style:display-name="Kopfzeile Zchn" style:family="text" style:parent-style-name="Absatz-Standardschriftart">
      <style:text-properties fo:font-size="11pt" style:font-size-asian="11pt" style:font-size-complex="11pt"/>
    </style:style>
    <style:style style:name="Fußzeile_20_Zchn" style:display-name="Fußzeile Zchn" style:family="text" style:parent-style-name="Absatz-Standardschriftart">
      <style:text-properties fo:font-size="11pt" style:font-size-asian="11pt" style:font-size-complex="11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9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chwarz</meta:initial-creator>
    <meta:creation-date>2011-11-04T14:12:00</meta:creation-date>
    <dc:date>2011-12-15T13:04:38</dc:date>
    <meta:editing-cycles>5</meta:editing-cycles>
    <meta:generator>LibreOffice/3.4$Unix LibreOffice_project/340m1$Build-402</meta:generator>
    <meta:editing-duration>PT8M6S</meta:editing-duration>
    <meta:document-statistic meta:table-count="0" meta:image-count="0" meta:object-count="0" meta:page-count="3" meta:paragraph-count="32" meta:word-count="825" meta:character-count="4936" meta:non-whitespace-character-count="4141"/>
    <meta:user-defined meta:name="Info 1"/>
    <meta:user-defined meta:name="Info 2"/>
    <meta:user-defined meta:name="Info 3"/>
    <meta:user-defined meta:name="Info 4"/>
  </office:meta>
</office:document-meta>
</file>